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textmaker="tm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Noto Sans CJK SC" svg:font-family="'Noto Sans CJK SC'"/>
    <style:font-face style:name="Noto Serif CJK SC" svg:font-family="'Noto Serif CJK SC'"/>
    <style:font-face style:name="Basic Sans" svg:font-family="'Basic Sans'" style:font-family-generic="roman"/>
    <style:font-face style:name="Liberation Serif" svg:font-family="'Liberation Serif'" style:font-family-generic="roman"/>
    <style:font-face style:name="Liberation Sans" svg:font-family="'Liberation Sans'" style:font-family-generic="swiss"/>
  </office:font-face-decls>
  <office:automatic-styles>
    <style:style style:name="P1" style:family="paragraph" style:parent-style-name="Standard">
      <style:paragraph-properties text:number-lines="true" text:line-number="0"/>
    </style:style>
    <style:style style:name="T1" style:family="text">
      <style:text-properties style:text-position="32% 58%"/>
    </style:style>
    <style:style style:name="T2" style:family="text">
      <style:text-properties officeooo:rsid="000f677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section text:style-name="Sect1" text:name="Section2">
        <text:p text:style-name="P1">gcloud auth application-default login</text:p>
        <text:p text:style-name="P1"/>
        <text:p text:style-name="P1">do you want single zone cluster, or multi region cluster = ?</text:p>
        <text:p text:style-name="P1"/>
        <text:p text:style-name="P1">do you already created a project in GCP or we will create it through terraform = ?</text:p>
        <text:p text:style-name="P1">Region = ?</text:p>
        <text:p text:style-name="P1"/>
        <text:p text:style-name="P1">shared VPC or Dedicated VPC = ?</text:p>
        <text:p text:style-name="P1"/>
        <text:p text:style-name="P1">Oragnization Id or Org Id = ?</text:p>
        <text:p text:style-name="P1"/>
        <text:p text:style-name="P1">Billing Account Id = ?</text:p>
        <text:p text:style-name="P1"/>
        <text:p text:style-name="P1">what is the application name you want to specify in the kubernetes name space = ?</text:p>
        <text:p text:style-name="P1"/>
        <text:p text:style-name="P1">do you want to expose the application to outside world or the intenet = ?</text:p>
        <text:p text:style-name="P1"/>
        <text:p text:style-name="P1">Do you want yous application to be behind a load balancer = ?</text:p>
        <text:p text:style-name="P1"/>
        <text:p text:style-name="P1">Is it Prod or Staging or Pre-producation or dev or QA = ?</text:p>
        <text:p text:style-name="P1"/>
        <text:p text:style-name="P1">Host Project name (Name of your choice) = ?</text:p>
        <text:p text:style-name="P1"/>
        <text:p text:style-name="P1">Service Project name (Name of your choice) = ?</text:p>
        <text:p text:style-name="P1"/>
        <text:p text:style-name="P1">for Kubernetes cluster project you want to create VPC by your self or auto create = ?</text:p>
        <text:p text:style-name="P1"/>
        <text:p text:style-name="P1">Nat gateway will create dynmically allocated ip or you want to choose dynmic IP = ?</text:p>
        <text:p text:style-name="P1"/>
        <text:p text:style-name="P1">do you want to connect kubernetes cluster with on-prem VPN = ?</text:p>
        <text:p text:style-name="P1"/>
        <text:p text:style-name="P1">node instance type (Size to be used for nodes) = ?</text:p>
        <text:p text:style-name="P1"/>
        <text:p text:style-name="P1">how many private subnet you need in kubernetes cluster = ?</text:p>
        <text:p text:style-name="P1"/>
        <text:p text:style-name="P1">do you need reginal nodes i.e. One node per region = ?</text:p>
        <text:p text:style-name="P1"/>
        <text:p text:style-name="P1">do you have a web hook to white list your kubernetes client ip address = ?</text:p>
        <text:p text:style-name="P1"/>
        <text:p text:style-name="P1"><text:span text:style-name="T2">d</text:span>o you want to push this JKE cluster in repo = ?</text:p>
        <text:p text:style-name="P1"/>
        <text:p text:style-name="P1">credentials file = google account -&gt; login with service account profile -&gt; data button -&gt; get json file .. credentails file</text:p>
        <text:p text:style-name="P1"/>
        <text:p text:style-name="P1"><text:s/></text:p>
        <text:p text:style-name="P1"/>
        <text:p text:style-name="P1">1<text:span text:style-name="T1">st</text:span> folder terraform</text:p>
        <text:p text:style-name="P1"/>
        <text:p text:style-name="P1">0. provider.tf</text:p>
        <text:p text:style-name="P1">1. locals.tf</text:p>
        <text:p text:style-name="P1"><text:soft-page-break/>2.projects.tf</text:p>
        <text:p text:style-name="P1">3.vpc.tf</text:p>
        <text:p text:style-name="P1">4. router.tf</text:p>
        <text:p text:style-name="P1">5.nat.tf</text:p>
        <text:p text:style-name="P1">6. shared-vpc.tf</text:p>
        <text:p text:style-name="P1">7. kubernetes.tf</text:p>
        <text:p text:style-name="P1">8.firewall.tf</text:p>
        <text:p text:style-name="P1"/>
        <text:p text:style-name="P1">2<text:span text:style-name="T1">nd</text:span> folder K8s</text:p>
        <text:p text:style-name="P1"/>
        <text:p text:style-name="P1">deployment.yaml</text:p>
        <text:p text:style-name="P1">service.yaml</text:p>
        <text:p text:style-name="P1"/>
        <text:p text:style-name="P1">provider </text:p>
        <text:p text:style-name="P1"/>
        <text:p text:style-name="P1">unique id for project</text:p>
        <text:p text:style-name="P1"/>
        <text:p text:style-name="P1">terraform constraints</text:p>
        <text:p text:style-name="P1"/>
        <text:p text:style-name="P1"/>
        <text:p text:style-name="P1">variable.tf</text:p>
        <text:p text:style-name="P1"/>
        <text:p text:style-name="P1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textmaker="tm" xmlns:dom="http://www.w3.org/2001/xml-events" office:version="1.2">
  <office:font-face-decls>
    <style:font-face style:name="Lohit Devanagari" svg:font-family="'Lohit Devanagari'"/>
    <style:font-face style:name="Noto Sans CJK SC" svg:font-family="'Noto Sans CJK SC'"/>
    <style:font-face style:name="Noto Serif CJK SC" svg:font-family="'Noto Serif CJK SC'"/>
    <style:font-face style:name="Basic Sans" svg:font-family="'Basic Sans'" style:font-family-generic="roman"/>
    <style:font-face style:name="Liberation Serif" svg:font-family="'Liberation Serif'" style:font-family-generic="roman"/>
    <style:font-face style:name="Liberation Sans" svg:font-family="'Liberation Sans'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parent-style-name="Normal" style:class="text">
      <style:paragraph-properties text:number-lines="true" text:line-number="0"/>
    </style:style>
    <style:style style:name="Normal" style:family="paragraph">
      <loext:graphic-properties draw:fill="none" draw:fill-color="#729fcf"/>
      <style:paragraph-properties textmaker:pgf-auto-space-before="false" textmaker:pgf-auto-space-after="false" fo:margin-left="0in" fo:margin-right="0in" fo:margin-top="0in" fo:margin-bottom="0in" loext:contextual-spacing="false" fo:line-height="100%" fo:text-align="start" style:justify-single-word="false" fo:orphans="2" fo:widows="2" fo:hyphenation-ladder-count="no-limit" fo:text-indent="0in" style:auto-text-indent="false" fo:break-before="auto" fo:break-after="auto" fo:background-color="transparent" fo:padding="0.0417in" fo:border="none" text:number-lines="false" text:line-number="0" style:writing-mode="lr-tb"/>
      <style:text-properties fo:font-variant="normal" fo:text-transform="none" style:use-window-font-color="true" style:text-line-through-style="none" style:text-line-through-type="none" style:text-position="0% 100%" style:font-name="Liberation Serif" fo:font-family="'Liberation Serif'" style:font-family-generic="roman" fo:font-size="12pt" fo:letter-spacing="normal" fo:language="en" fo:country="US" fo:font-style="normal" style:text-underline-style="none" fo:font-weight="normal" style:letter-kerning="true" fo:background-color="transparent" style:font-name-asian="Noto Serif CJK SC" style:font-family-asian="'Noto Serif CJK SC'" style:font-size-asian="10.5pt" style:language-asian="zh" style:country-asian="CN" style:font-style-asian="normal" style:font-weight-asian="normal" style:font-name-complex="Lohit Devanagari" style:font-family-complex="'Lohit Devanagari'" style:font-size-complex="12pt" style:language-complex="hi" style:country-complex="IN" style:font-style-complex="normal" style:font-weight-complex="normal" style:text-scale="100%" text:display="tru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 text:number-lines="true" text:line-number="0"/>
      <style:text-properties style:font-name="Liberation Sans" fo:font-family="'Liberation Sans'" style:font-family-generic="swiss" fo:font-size="14pt" style:font-name-asian="Noto Sans CJK SC" style:font-family-asian="'Noto Sans CJK SC'" style:font-size-asian="14pt" style:font-name-complex="Lohit Devanagari" style:font-family-complex="'Lohit Devanagari'" style:font-size-complex="14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 text:number-lines="true" text:line-number="0"/>
      <style:text-properties fo:hyphenate="false" fo:hyphenation-remain-char-count="2" fo:hyphenation-push-char-count="2" loext:hyphenation-no-caps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1665in" fo:margin-bottom="0.0417in" loext:contextual-spacing="false" fo:keep-together="always" fo:orphans="0" fo:widows="0" fo:hyphenation-ladder-count="no-limit" fo:keep-with-next="always" text:number-lines="true" text:line-number="0"/>
      <style:text-properties style:font-name="Basic Sans" fo:font-family="'Basic Sans'" style:font-family-generic="roman" fo:font-size="18pt" fo:language="en" fo:country="US" fo:font-weight="bold" style:font-name-asian="Basic Sans" style:font-family-asian="'Basic Sans'" style:font-family-generic-asian="roman" style:font-size-asian="18pt" style:language-asian="none" style:country-asian="none" style:font-weight-asian="bold" style:font-name-complex="Basic Sans" style:font-family-complex="'Basic Sans'" style:font-family-generic-complex="roman" style:font-size-complex="18pt" style:language-complex="none" style:country-complex="none" style:font-weight-complex="bold" fo:hyphenate="true" fo:hyphenation-remain-char-count="2" fo:hyphenation-push-char-count="2" loext:hyphenation-no-caps="false"/>
    </style:style>
    <style:style style:name="Heading_20_2" style:display-name="Heading 2" style:family="paragraph" style:parent-style-name="Heading_20_1" style:next-style-name="Normal" style:default-outline-level="2" style:class="text">
      <style:paragraph-properties text:number-lines="true" text:line-number="0"/>
      <style:text-properties fo:font-size="16pt" style:font-size-asian="16pt" style:font-size-complex="16pt"/>
    </style:style>
    <style:style style:name="Heading_20_3" style:display-name="Heading 3" style:family="paragraph" style:parent-style-name="Heading_20_2" style:next-style-name="Normal" style:default-outline-level="3" style:class="text">
      <style:paragraph-properties text:number-lines="true" text:line-number="0"/>
      <style:text-properties fo:font-size="14pt" style:font-size-asian="14pt" style:font-size-complex="14pt"/>
    </style:style>
    <style:style style:name="List" style:family="paragraph" style:parent-style-name="Text_20_body" style:class="list">
      <style:paragraph-properties fo:hyphenation-ladder-count="no-limit" text:number-lines="true" text:line-number="0"/>
      <style:text-properties style:font-size-asian="12pt" style:font-name-complex="Lohit Devanagari" style:font-family-complex="'Lohit Devanagari'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tru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 fo:hyphenate="false" fo:hyphenation-remain-char-count="2" fo:hyphenation-push-char-count="2" loext:hyphenation-no-caps="false"/>
    </style:style>
    <style:style style:name="Index" style:family="paragraph" style:parent-style-name="Standard" style:class="index">
      <style:paragraph-properties fo:hyphenation-ladder-count="no-limit" text:number-lines="true" text:line-number="0"/>
      <style:text-properties style:font-size-asian="12pt" style:font-name-complex="Lohit Devanagari" style:font-family-complex="'Lohit Devanagari'" fo:hyphenate="false" fo:hyphenation-remain-char-count="2" fo:hyphenation-push-char-count="2" loext:hyphenation-no-caps="false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10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2-03-26T15:00:33</meta:creation-date>
    <dc:date>2022-03-28T13:16:19.180962149</dc:date>
    <meta:print-date>1970-01-01T05:00:00</meta:print-date>
    <meta:editing-duration>PT27M22S</meta:editing-duration>
    <meta:editing-cycles>1</meta:editing-cycles>
    <meta:document-statistic meta:table-count="0" meta:image-count="0" meta:object-count="0" meta:page-count="2" meta:paragraph-count="40" meta:word-count="288" meta:character-count="1505" meta:non-whitespace-character-count="1254"/>
  </office:meta>
</office:document-meta>
</file>